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800000" fo:font-weight="normal" style:font-weight-asian="normal" style:font-weight-complex="normal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color="#006600"/>
    </style:style>
    <style:style style:name="ce7" style:family="table-cell" style:parent-style-name="Default">
      <style:text-properties fo:color="#00cc00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style:font-name="Monospace" fo:font-size="10pt" style:font-name-asian="Monospace" style:font-size-asian="10pt" style:font-size-complex="10pt" fo:color="#005032"/>
    </style:style>
    <style:style style:name="T5" style:family="text">
      <style:text-properties style:font-name="Monospace" fo:font-size="10pt" style:font-name-asian="Monospace" style:font-size-asian="10pt" style:font-size-complex="10pt" fo:color="#000000"/>
    </style:style>
    <style:style style:name="T6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7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robable good points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even a warning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/>
        </table:table-row>
      </table:table>
      <table:table table:name="Phase 2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Later: 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heck: </text:p>
          </table:table-cell>
          <table:table-cell table:number-columns-repeated="9"/>
          <table:table-cell office:value-type="string" calcext:value-type="string">
            <text:p>Commit problem state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 port is not given, use a dynamic po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't use some commands if not a member of the ring – like dump in exampl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ecking if not passed parameters – like join without proper addr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if we can implement delet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Discuss: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Qu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 calcext:value-type="string">
            <text:p>change to fget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 calcext:value-type="string">
            <text:p>checking valid port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 calcext:value-type="string">
            <text:p>writing any incorrect command shows the error messag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Review: 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Check help is showing proper comman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Pange: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 printing proper address of server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Seldom Issue: 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Some issue with client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ss Priority: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ome option for debug which will print prints (add in 'good points'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inting date/tim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14:19:40.230827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27T01:00:30.645959130</dc:date>
    <meta:editing-duration>P1DT9H36M41S</meta:editing-duration>
    <meta:editing-cycles>132</meta:editing-cycles>
    <meta:generator>LibreOffice/4.2.6.3$Linux_X86_64 LibreOffice_project/420m0$Build-3</meta:generator>
    <meta:document-statistic meta:table-count="3" meta:cell-count="76" meta:object-count="0"/>
  </office:meta>
</office:document-meta>
</file>